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286b" officeooo:paragraph-rsid="0006286b" style:font-weight-asian="bold" style:font-weight-complex="bold"/>
    </style:style>
    <style:style style:name="P2" style:family="paragraph" style:parent-style-name="Standard">
      <style:text-properties fo:font-weight="normal" officeooo:rsid="0006286b" officeooo:paragraph-rsid="0006286b" style:font-weight-asian="normal" style:font-weight-complex="normal"/>
    </style:style>
    <style:style style:name="P3" style:family="paragraph" style:parent-style-name="Standard">
      <style:text-properties fo:font-weight="normal" officeooo:rsid="0006286b" officeooo:paragraph-rsid="0009fbe1" style:font-weight-asian="normal" style:font-weight-complex="normal"/>
    </style:style>
    <style:style style:name="P4" style:family="paragraph" style:parent-style-name="Standard">
      <style:text-properties fo:font-style="normal" style:text-underline-style="none" fo:font-weight="normal" officeooo:rsid="00217d2f" officeooo:paragraph-rsid="0006286b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none" fo:font-weight="normal" officeooo:rsid="001f0d34" officeooo:paragraph-rsid="0006286b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style:text-underline-style="none" fo:font-weight="normal" officeooo:rsid="0006286b" officeooo:paragraph-rsid="0006286b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normal" officeooo:rsid="0008011e" officeooo:paragraph-rsid="000aa6e1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style:text-underline-style="none" fo:font-weight="normal" officeooo:rsid="0008011e" officeooo:paragraph-rsid="0006286b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style:text-underline-style="none" fo:font-weight="normal" officeooo:rsid="0009fbe1" officeooo:paragraph-rsid="0006286b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1fecd3" officeooo:paragraph-rsid="0009fbe1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style:text-underline-style="none" fo:font-weight="normal" officeooo:rsid="001fecd3" officeooo:paragraph-rsid="000aa6e1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style:text-underline-style="none" fo:font-weight="normal" officeooo:rsid="001fecd3" officeooo:paragraph-rsid="000d67c9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style:text-underline-style="none" fo:font-weight="normal" officeooo:rsid="00244c64" officeooo:paragraph-rsid="0009fbe1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none" fo:font-weight="normal" officeooo:rsid="00204615" officeooo:paragraph-rsid="000aa6e1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style:text-underline-style="none" fo:font-weight="normal" officeooo:rsid="000aa6e1" officeooo:paragraph-rsid="000aa6e1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style:text-underline-style="none" fo:font-weight="normal" officeooo:rsid="0025a4f2" officeooo:paragraph-rsid="000aa6e1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style:text-underline-style="none" fo:font-weight="normal" officeooo:rsid="000e1025" officeooo:paragraph-rsid="000e1025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italic" style:text-underline-style="solid" style:text-underline-width="auto" style:text-underline-color="font-color" fo:font-weight="normal" officeooo:rsid="001f0d34" officeooo:paragraph-rsid="0009fbe1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normal" style:text-underline-style="none" fo:font-weight="normal" officeooo:rsid="000edca2" officeooo:paragraph-rsid="000edca2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normal" officeooo:rsid="000fa4c3" officeooo:paragraph-rsid="000fa4c3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1fecd3" officeooo:paragraph-rsid="000fa4c3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1fecd3" officeooo:paragraph-rsid="000aa6e1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normal" officeooo:rsid="001fecd3" officeooo:paragraph-rsid="00127331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none" fo:font-weight="normal" officeooo:rsid="00127331" officeooo:paragraph-rsid="00127331" style:font-style-asian="normal" style:font-weight-asian="normal" style:font-style-complex="normal" style:font-weight-complex="normal"/>
    </style:style>
    <style:style style:name="T1" style:family="text">
      <style:text-properties officeooo:rsid="0009fbe1"/>
    </style:style>
    <style:style style:name="T2" style:family="text">
      <style:text-properties officeooo:rsid="001fecd3"/>
    </style:style>
    <style:style style:name="T3" style:family="text">
      <style:text-properties officeooo:rsid="00243bfd"/>
    </style:style>
    <style:style style:name="T4" style:family="text">
      <style:text-properties officeooo:rsid="00204615"/>
    </style:style>
    <style:style style:name="T5" style:family="text">
      <style:text-properties officeooo:rsid="000aa6e1"/>
    </style:style>
    <style:style style:name="T6" style:family="text">
      <style:text-properties officeooo:rsid="000b7586"/>
    </style:style>
    <style:style style:name="T7" style:family="text">
      <style:text-properties officeooo:rsid="000d67c9"/>
    </style:style>
    <style:style style:name="T8" style:family="text">
      <style:text-properties officeooo:rsid="000e1025"/>
    </style:style>
    <style:style style:name="T9" style:family="text">
      <style:text-properties officeooo:rsid="000fa4c3"/>
    </style:style>
    <style:style style:name="T10" style:family="text">
      <style:text-properties officeooo:rsid="0010dd42"/>
    </style:style>
    <style:style style:name="T11" style:family="text">
      <style:text-properties officeooo:rsid="00127331"/>
    </style:style>
    <style:style style:name="T12" style:family="text">
      <style:text-properties officeooo:rsid="00132a59"/>
    </style:style>
    <style:style style:name="T13" style:family="text">
      <style:text-properties officeooo:rsid="00132dc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Protocol</text:p>
      <text:p text:style-name="P1"/>
      <text:p text:style-name="P2">Bei diesem Protokoll handelt es sich um einen Kommunikationsablauf zwischen Client und Server des Cellent-Projektes.</text:p>
      <text:p text:style-name="P2">Ein Client schickt ein Befehl, dieser wird vom Server beantwortet. Wenn der Server gerade „besetzt“ ist, kommen alle nachfolgenden Clienten in die Warteschlange.</text:p>
      <text:p text:style-name="P2"/>
      <text:p text:style-name="P1">Protokoll-Übersicht</text:p>
      <text:p text:style-name="P1"/>
      <text:p text:style-name="P2">Allgemeiner Protokollaufbau:</text:p>
      <text:p text:style-name="P2"/>
      <text:p text:style-name="P3">{ID;USERNAME;TYP;<text:span text:style-name="T7">FILENAME</text:span>;PARAMETER;<text:span text:style-name="T6">DATA</text:span>}</text:p>
      <text:p text:style-name="P2"/>
      <text:p text:style-name="P2">ID:</text:p>
      <text:p text:style-name="P2">Gibt die Benutzerid an</text:p>
      <text:p text:style-name="P2"/>
      <text:p text:style-name="P2">USERNAME:<text:line-break/>An dieser Stelle steht der angegebene Name. Wenn der Server eine Nachricht schickt, steht hier „Server“.</text:p>
      <text:p text:style-name="P2"/>
      <text:p text:style-name="P5">TYP:</text:p>
      <text:p text:style-name="P5">Gibt den Befehl-Typ an.</text:p>
      <text:p text:style-name="P5">Typen:</text:p>
      <text:p text:style-name="P5">0: Hole <text:span text:style-name="T7">File </text:span>vom Server<text:line-break/>1: Speicher <text:span text:style-name="T7">File</text:span> auf dem Server<text:line-break/>2: <text:span text:style-name="T7">File</text:span> auf Server löschen<text:line-break/>3: Keep-Alive an Server senden</text:p>
      <text:p text:style-name="P5">4: Server nach verfügbaren <text:span text:style-name="T7">Files</text:span> fragen<text:line-break/>5: Client verfügbare <text:span text:style-name="T7">Files</text:span> schicken<text:line-break/>6: <text:span text:style-name="T7">File </text:span>an Client senden</text:p>
      <text:p text:style-name="P5">7: Status an Client senden</text:p>
      <text:p text:style-name="P4">8: Client logout von Server</text:p>
      <text:p text:style-name="P19">9: Login</text:p>
      <text:p text:style-name="P19">10: <text:span text:style-name="T11">Frage nach</text:span> Thumpnail <text:span text:style-name="T11">von Bild FILEPATH</text:span></text:p>
      <text:p text:style-name="P24">11: Sende Thumpnail von Bild FILEPATH</text:p>
      <text:p text:style-name="P6"><text:span text:style-name="T7">FILENAME</text:span>:<text:line-break/>Gibt den Namen der XSD-Datei von der man gerade „redet“.</text:p>
      <text:p text:style-name="P6"/>
      <text:p text:style-name="P6">PARAMETER:</text:p>
      <text:p text:style-name="P17">Wenn TYP gleich 0,1,2 steht hier die jeweilige Kategorie..</text:p>
      <text:p text:style-name="P6">Wenn TYP gleich 5 ist, <text:s/>stehen hier alle <text:span text:style-name="T8">Files.</text:span>. <text:span text:style-name="T8">[Kategorie1+Kategorie2+Kategorie3+..]</text:span></text:p>
      <text:p text:style-name="P17">z.B. [music1.mp3-music2.mp3-musi3.mp3+bild.jpg-bild2.jpg+usw1-usw2]</text:p>
      <text:p text:style-name="P6">Wenn TYP gleich 7 ist, steht hier eine Statusnachricht.</text:p>
      <text:p text:style-name="P6"/>
      <text:p text:style-name="P9"><text:span text:style-name="T6">DATA</text:span>:</text:p>
      <text:p text:style-name="P9">Hier steht der Inhalt der components.xsd, wenn TYP 1 oder 6</text:p>
      <text:p text:style-name="P8"/>
      <text:p text:style-name="P7">WICHTIG:</text:p>
      <text:p text:style-name="P7">Alle echten <text:span text:style-name="T1">{ und ; durch \{ und \; ersetzen.</text:span></text:p>
      <text:p text:style-name="P7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><text:span text:style-name="T7">B</text:span>eispiele:</text:p>
      <text:p text:style-name="P20">Client(„Hans“) will sich einloggen:</text:p>
      <text:p text:style-name="P21">Client sendet dazu {-1;Hans;<text:span text:style-name="T9">9</text:span>;none;<text:span text:style-name="T9">SERVER_PW</text:span>;none}\n</text:p>
      <text:p text:style-name="P21">Server antwortet mit {42;SERVER;<text:span text:style-name="T10">7</text:span>;none;“<text:span text:style-name="T10">Login successed/failed“;none</text:span>}\n</text:p>
      <text:p text:style-name="P21"/>
      <text:p text:style-name="P10">Client(„Hans“) will Server nach <text:span text:style-name="T7">Files</text:span> fragen:</text:p>
      <text:p text:style-name="P11">Client sendet dazu {-1;Hans;4;none;none;none}\n</text:p>
      <text:p text:style-name="P12">Server antwortet mit {42;SERVER;5;none;file1.xsd,file2.xsd,abc.xsd}\n</text:p>
      <text:p text:style-name="P18"/>
      <text:p text:style-name="P10">Client(„Hans“) will <text:span text:style-name="T7">fil1</text:span> vom Server downloaden:</text:p>
      <text:p text:style-name="P12">Client sendet dazu {42;Hans;0;abc.xsd;none;none}\n an Server.</text:p>
      <text:p text:style-name="P12">Server antwortet mit {42;SERVER;6;abc.xsd;none;<text:span text:style-name="T7">Hier stehen die Daten</text:span>}\n</text:p>
      <text:p text:style-name="P10"/>
      <text:p text:style-name="P10">Client(„Hans“) will <text:span text:style-name="T7">keep alive to Server</text:span></text:p>
      <text:p text:style-name="P11">Client sendet dazu {42;Hans;3;<text:span text:style-name="T7">none</text:span>;none;none}\n</text:p>
      <text:p text:style-name="P11">Server antwortet mit {42;SERVER;7;<text:span text:style-name="T7">none</text:span>;OK;none}\n</text:p>
      <text:p text:style-name="P10"/>
      <text:p text:style-name="P13">Client(„Hans“) will abc <text:span text:style-name="T7">uploaden</text:span>:</text:p>
      <text:p text:style-name="P13">Client sendet dazu {42;Hans;1;abc;<text:span text:style-name="T7">none;Inhalt</text:span>}\n</text:p>
      <text:p text:style-name="P16">Server antwortet mit <text:span text:style-name="T2">{42;SERVER;7;abc;OK;none}\n</text:span></text:p>
      <text:p text:style-name="P16"/>
      <text:p text:style-name="P12">Client(„Hans“) will abc löschen:</text:p>
      <text:p text:style-name="P12">Client sendet dazu {42;Hans;2;abc;none;none}\n</text:p>
      <text:p text:style-name="P12">Server antwortet mit {42;SERVER;7;abc;OK;none}\n</text:p>
      <text:p text:style-name="P10"/>
      <text:p text:style-name="P10">Client(„Peter“) will auf abc.xsd zugreifen:</text:p>
      <text:p text:style-name="P11">Client sendet dazu {-1;Peter;3;abc;none;none}\n</text:p>
      <text:p text:style-name="P11">Server antwortet mit {42;SERVER;7;abc;<text:span text:style-name="T5">bundle</text:span> <text:span text:style-name="T3">is </text:span>not available;none}\n</text:p>
      <text:p text:style-name="P11"/>
      <text:p text:style-name="P24">Client(„Hans“) will Thumpnail:</text:p>
      <text:p text:style-name="P23">Client sendet dazu {42;Hans;<text:span text:style-name="T12">10</text:span>;abc;none;none}\n</text:p>
      <text:p text:style-name="P23">Server antwortet mit {42;SERVER;<text:span text:style-name="T12">11</text:span>;abc;<text:span text:style-name="T13">none</text:span>;<text:span text:style-name="T13">THUMPNAILDATA</text:span>}\n</text:p>
      <text:p text:style-name="P10"/>
      <text:p text:style-name="P10">Cli<text:span text:style-name="T4">ent(„Hans“) will sich frühzeitig verabschieden:</text:span></text:p>
      <text:p text:style-name="P14">Client sendet dazu{42;Hans;8;<text:span text:style-name="T7">none</text:span>;none<text:span text:style-name="T2">;none</text:span>}\n</text:p>
      <text:p text:style-name="P11">Server antwortet mit {42;SERVER;7;<text:span text:style-name="T7">none</text:span>;OK;none}\n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5T12:41:42.889000000</meta:creation-date>
    <dc:date>2015-12-09T22:22:46.524000000</dc:date>
    <meta:editing-duration>PT4H20M23S</meta:editing-duration>
    <meta:editing-cycles>11</meta:editing-cycles>
    <meta:generator>LibreOffice/4.4.5.2$Windows_x86 LibreOffice_project/a22f674fd25a3b6f45bdebf25400ed2adff0ff99</meta:generator>
    <meta:document-statistic meta:table-count="0" meta:image-count="0" meta:object-count="0" meta:page-count="2" meta:paragraph-count="57" meta:word-count="322" meta:character-count="2698" meta:non-whitespace-character-count="2432"/>
  </office:meta>
</office:document-meta>
</file>